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FABIO AUGUSTO PIERIN, GRR20081951</text:p>
          </table:table-cell>
        </table:table-row>
        <table:table-row>
          <table:table-cell table:style-name="Table1.A2" office:value-type="string">
            <text:p text:style-name="P1">FRANCISCO PANS KASEKER – GRR20071909</text:p>
          </table:table-cell>
        </table:table-row>
        <table:table-row>
          <table:table-cell table:style-name="Table1.A2" office:value-type="string">
            <text:p text:style-name="P2">TRABALHO DE REDES 1 – SIMULAÇÃO DE REDE</text:p>
          </table:table-cell>
        </table:table-row>
        <table:table-row>
          <table:table-cell table:style-name="Table1.A2" office:value-type="string">
            <text:p text:style-name="P2">PROF. ALBINI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pterix </meta:initial-creator>
    <meta:creation-date>2010-06-11T10:15:38</meta:creation-date>
    <dc:date>2010-06-11T16:24:16</dc:date>
    <dc:creator>apterix </dc:creator>
    <meta:editing-duration>PT00H54M34S</meta:editing-duration>
    <meta:editing-cycles>3</meta:editing-cycles>
    <meta:generator>OpenOffice.org/3.2$Unix OpenOffice.org_project/320m12$Build-9483</meta:generator>
    <meta:document-statistic meta:table-count="1" meta:image-count="0" meta:object-count="0" meta:page-count="1" meta:paragraph-count="4" meta:word-count="19" meta:character-count="120"/>
  </office:meta>
</office:document-meta>
</file>